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1</text:p>
      <text:p text:style-name="Standard">a) Nicht-funktionale Nutzeranforderung</text:p>
      <text:p text:style-name="Standard"><text:tab/>Da in einfachen Worten beschrieben wird, welche (bestimmten) Browser die Webseite <text:tab/>richtig anzeigen müssen </text:p>
      <text:p text:style-name="Standard">b) Funktionale Nutzeranforderung</text:p>
      <text:p text:style-name="Standard"><text:tab/>Da in einfachen Worten beschrieben wird, welchen Dienst die Webseite zur Verfügung stellt, <text:tab/>ohne diesen mit zusätzlichen Einschränkungen zu Versehen</text:p>
      <text:p text:style-name="Standard">c) Funktionale Systemanforderung</text:p>
      <text:p text:style-name="Standard"><text:tab/>Da detaillierte Eingabeanforderungen und Systemanforderungen gestellt wurden</text:p>
      <text:p text:style-name="Standard">d) Nicht-funktionale Systemanforderung</text:p>
      <text:p text:style-name="Standard"><text:tab/>Da detaillierte Zeitanforderungen an das System gestellt wurden</text:p>
      <text:p text:style-name="Standard"/>
      <text:p text:style-name="Standard"/>
      <text:p text:style-name="Standard"/>
      <text:p text:style-name="Standard">Problem 2)</text:p>
      <text:p text:style-name="Standard">a) </text:p>
      <text:p text:style-name="Standard">Dies könnte mit dem vorherigen Abgleichen einer Blacklist realisiert werden, jedoch ist dies schwer wenn Wörter der Blacklist absichtlich falsch geschrieben werden. Deshalb sollten zusätzlich nur Kommentare mit korrekter Rechtschreibung erlaubt sein.</text:p>
      <text:p text:style-name="Standard"/>
      <text:p text:style-name="Standard">b) </text:p>
      <text:p text:style-name="Standard">Dies ist einfach durch einen Compiler zu überprüfen.</text:p>
      <text:p text:style-name="Standard"/>
      <text:p text:style-name="Standard">c)</text:p>
      <text:p text:style-name="Standard">Dies ist mit einem entsprechenden System zu überprüfen</text:p>
      <text:p text:style-name="Standard"/>
      <text:p text:style-name="Standard">d)</text:p>
      <text:p text:style-name="Standard">Diese Formulierung der Anforderung ist nicht gut geeignet um die Erfüllbarkeit überprüfen zu können, da Nutzer unterschiedlich schnell mit einer unbekannten Benutzeroberfläche richtig interagieren können. Besser wäre: „Die Benutzeroberfläche zur Routenplanung sollte nach Hilfevideos, -bildern, -texten korrekt benutzbar sein“. Das wäre anhand einer Versuchsgruppe immerhin einfacher zu überprü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04:08:58.61</meta:creation-date>
    <dc:date>2018-11-11T05:23:49.06</dc:date>
    <meta:editing-duration>PT59M39S</meta:editing-duration>
    <meta:editing-cycles>3</meta:editing-cycles>
    <meta:generator>OpenOffice/4.1.5$Win32 OpenOffice.org_project/415m1$Build-9789</meta:generator>
    <meta:document-statistic meta:table-count="0" meta:image-count="0" meta:object-count="0" meta:page-count="1" meta:paragraph-count="18" meta:word-count="165" meta:character-count="1321"/>
  </office:meta>
</office:document-meta>
</file>